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BCAE87B0DFB971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f7be"/>
    </style:style>
    <style:style style:name="P2" style:family="paragraph" style:parent-style-name="Standard">
      <style:text-properties fo:language="gl" fo:country="ES" fo:font-weight="bold" officeooo:rsid="000cf7be" officeooo:paragraph-rsid="000fbe3e" style:font-weight-asian="bold" style:font-weight-complex="bold"/>
    </style:style>
    <style:style style:name="P3" style:family="paragraph" style:parent-style-name="Standard">
      <style:text-properties fo:language="gl" fo:country="ES" officeooo:paragraph-rsid="00158805"/>
    </style:style>
    <style:style style:name="P4" style:family="paragraph" style:parent-style-name="Standard">
      <style:text-properties fo:language="gl" fo:country="ES" officeooo:paragraph-rsid="001b8faf"/>
    </style:style>
    <style:style style:name="P5" style:family="paragraph" style:parent-style-name="Standard">
      <style:text-properties fo:language="gl" fo:country="ES" fo:font-style="normal" officeooo:paragraph-rsid="0096b69c" style:font-style-asian="normal" style:font-style-complex="normal"/>
    </style:style>
    <style:style style:name="P6" style:family="paragraph" style:parent-style-name="Standard">
      <style:text-properties fo:language="gl" fo:country="ES" fo:font-style="normal" officeooo:paragraph-rsid="00b58faf" style:font-style-asian="normal" style:font-style-complex="normal"/>
    </style:style>
    <style:style style:name="P7" style:family="paragraph" style:parent-style-name="Standard">
      <style:text-properties fo:language="gl" fo:country="ES" fo:font-style="normal" officeooo:paragraph-rsid="00b7ec1b" style:font-style-asian="normal" style:font-style-complex="normal"/>
    </style:style>
    <style:style style:name="P8" style:family="paragraph" style:parent-style-name="Standard">
      <style:text-properties fo:language="gl" fo:country="ES" officeooo:rsid="0081b6c7" officeooo:paragraph-rsid="0081b6c7"/>
    </style:style>
    <style:style style:name="P9" style:family="paragraph" style:parent-style-name="Standard">
      <style:text-properties fo:language="gl" fo:country="ES" officeooo:rsid="0081b6c7" officeooo:paragraph-rsid="00877188"/>
    </style:style>
    <style:style style:name="P10" style:family="paragraph" style:parent-style-name="Standard">
      <style:text-properties fo:language="gl" fo:country="ES" officeooo:rsid="0081b6c7" officeooo:paragraph-rsid="008f7c1b"/>
    </style:style>
    <style:style style:name="P11" style:family="paragraph" style:parent-style-name="Standard">
      <style:text-properties fo:language="gl" fo:country="ES" officeooo:rsid="0081b6c7" officeooo:paragraph-rsid="0099c44d"/>
    </style:style>
    <style:style style:name="P12" style:family="paragraph" style:parent-style-name="Standard">
      <style:text-properties fo:language="gl" fo:country="ES" officeooo:rsid="0081b6c7" officeooo:paragraph-rsid="00aad394"/>
    </style:style>
    <style:style style:name="P13" style:family="paragraph" style:parent-style-name="Standard">
      <style:text-properties fo:language="gl" fo:country="ES" officeooo:rsid="0081b6c7" officeooo:paragraph-rsid="00ac016d"/>
    </style:style>
    <style:style style:name="P14" style:family="paragraph" style:parent-style-name="Standard">
      <style:text-properties fo:language="gl" fo:country="ES" officeooo:rsid="0081b6c7" officeooo:paragraph-rsid="00ad5f06"/>
    </style:style>
    <style:style style:name="P15" style:family="paragraph" style:parent-style-name="Standard">
      <style:text-properties fo:language="gl" fo:country="ES" officeooo:paragraph-rsid="0096311e"/>
    </style:style>
    <style:style style:name="P16" style:family="paragraph" style:parent-style-name="Standard">
      <style:text-properties fo:language="gl" fo:country="ES" officeooo:paragraph-rsid="0096b69c"/>
    </style:style>
    <style:style style:name="P17" style:family="paragraph" style:parent-style-name="Standard">
      <style:text-properties fo:language="gl" fo:country="ES" officeooo:paragraph-rsid="0099c44d"/>
    </style:style>
    <style:style style:name="P18" style:family="paragraph" style:parent-style-name="Standard">
      <style:text-properties officeooo:paragraph-rsid="0096b69c"/>
    </style:style>
    <style:style style:name="P19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920605"/>
    </style:style>
    <style:style style:name="P20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8aaa7b"/>
    </style:style>
    <style:style style:name="P21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92060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8aaa7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afaa87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b01a4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rsid="00877188" officeooo:paragraph-rsid="00920605"/>
    </style:style>
    <style:style style:name="P26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rsid="00877188" officeooo:paragraph-rsid="008aaa7b"/>
    </style:style>
    <style:style style:name="P27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rsid="00877188" officeooo:paragraph-rsid="00b06b9a"/>
    </style:style>
    <style:style style:name="P28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italic" fo:font-weight="normal" officeooo:rsid="00877188" officeooo:paragraph-rsid="00afaa87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afaa87"/>
    </style:style>
    <style:style style:name="P30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b01a4c"/>
    </style:style>
    <style:style style:name="P31" style:family="paragraph" style:parent-style-name="Standard">
      <style:paragraph-properties fo:margin-top="0.275cm" fo:margin-bottom="0cm" loext:contextual-spacing="false"/>
      <style:text-properties fo:language="gl" fo:country="ES" officeooo:rsid="00877188" officeooo:paragraph-rsid="00920605"/>
    </style:style>
    <style:style style:name="P32" style:family="paragraph" style:parent-style-name="Standard">
      <style:paragraph-properties fo:margin-top="0.275cm" fo:margin-bottom="0cm" loext:contextual-spacing="false"/>
      <style:text-properties fo:language="gl" fo:country="ES" officeooo:rsid="00877188" officeooo:paragraph-rsid="00afaa87"/>
    </style:style>
    <style:style style:name="P33" style:family="paragraph" style:parent-style-name="Standard">
      <style:paragraph-properties fo:margin-top="0.275cm" fo:margin-bottom="0cm" loext:contextual-spacing="false"/>
      <style:text-properties fo:language="gl" fo:country="ES" officeooo:paragraph-rsid="00920605"/>
    </style:style>
    <style:style style:name="P34" style:family="paragraph" style:parent-style-name="Standard">
      <style:paragraph-properties fo:margin-top="0.275cm" fo:margin-bottom="0cm" loext:contextual-spacing="false"/>
      <style:text-properties fo:language="gl" fo:country="ES" officeooo:paragraph-rsid="0096311e"/>
    </style:style>
    <style:style style:name="P35" style:family="paragraph" style:parent-style-name="Standard">
      <style:paragraph-properties fo:margin-top="0.275cm" fo:margin-bottom="0cm" loext:contextual-spacing="false"/>
      <style:text-properties fo:language="gl" fo:country="ES" officeooo:paragraph-rsid="00afaa87"/>
    </style:style>
    <style:style style:name="P36" style:family="paragraph" style:parent-style-name="Standard">
      <style:paragraph-properties fo:margin-top="0cm" fo:margin-bottom="0cm" loext:contextual-spacing="false"/>
      <style:text-properties fo:language="gl" fo:country="ES" fo:font-style="normal" fo:font-weight="normal" officeooo:rsid="0081b6c7" officeooo:paragraph-rsid="0087718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fo:language="gl" fo:country="ES" fo:font-style="normal" fo:font-weight="normal" officeooo:rsid="0081b6c7" officeooo:paragraph-rsid="00ad5f0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break-before="page" style:writing-mode="lr-tb"/>
      <style:text-properties fo:language="gl" fo:country="ES" officeooo:paragraph-rsid="0096b69c"/>
    </style:style>
    <style:style style:name="P39" style:family="paragraph" style:parent-style-name="Text_20_body" style:list-style-name="L20">
      <style:text-properties fo:font-style="normal" fo:font-weight="bold" officeooo:rsid="00ca081f" officeooo:paragraph-rsid="00ca081f" style:font-style-asian="normal" style:font-weight-asian="bold" style:font-style-complex="normal" style:font-weight-complex="bold"/>
    </style:style>
    <style:style style:name="P40" style:family="paragraph" style:parent-style-name="Text_20_body" style:list-style-name="L20"/>
    <style:style style:name="P41" style:family="paragraph" style:parent-style-name="Text_20_body">
      <style:paragraph-properties fo:margin-top="0cm" fo:margin-bottom="0cm" loext:contextual-spacing="false"/>
    </style:style>
    <style:style style:name="P42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6ad5a5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6d5a2b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6fb04b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08fa2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145c1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29aa8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53325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5afa4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5df3c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a1fcf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bc315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9c44d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cc311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d9236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df07a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fd3b6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paragraph-rsid="001a987d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gl" fo:country="ES" fo:font-style="normal" fo:font-weight="normal" officeooo:rsid="00640cd8" officeooo:paragraph-rsid="00640cd8" style:font-style-asian="normal" style:font-weight-asian="normal" style:font-style-complex="normal" style:font-weight-complex="normal"/>
    </style:style>
    <style:style style:name="P60" style:family="paragraph" style:parent-style-name="Text_20_body" style:list-style-name="L20">
      <style:paragraph-properties fo:margin-top="0cm" fo:margin-bottom="0cm" loext:contextual-spacing="false"/>
      <style:text-properties fo:font-style="normal" fo:font-weight="bold" style:font-style-asian="normal" style:font-weight-asian="bold" style:font-style-complex="normal" style:font-weight-complex="bold"/>
    </style:style>
    <style:style style:name="P61" style:family="paragraph" style:parent-style-name="Text_20_body" style:list-style-name="L20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62" style:family="paragraph" style:parent-style-name="Text_20_body" style:list-style-name="L20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63" style:family="paragraph" style:parent-style-name="Text_20_body" style:list-style-name="L20">
      <style:paragraph-properties fo:margin-top="0cm" fo:margin-bottom="0cm" loext:contextual-spacing="false"/>
      <style:text-properties fo:font-weight="bold" officeooo:rsid="00ca081f" officeooo:paragraph-rsid="00ca081f" style:font-weight-asian="bold" style:font-weight-complex="bold"/>
    </style:style>
    <style:style style:name="P64" style:family="paragraph" style:parent-style-name="Text_20_body">
      <style:paragraph-properties fo:margin-top="0cm" fo:margin-bottom="0cm" loext:contextual-spacing="false" style:writing-mode="lr-tb"/>
      <style:text-properties fo:language="gl" fo:country="ES" fo:font-style="normal" fo:font-weight="normal" officeooo:rsid="00174169" officeooo:paragraph-rsid="007bc315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margin-top="0cm" fo:margin-bottom="0cm" loext:contextual-spacing="false" style:writing-mode="lr-tb"/>
      <style:text-properties fo:language="gl" fo:country="ES" fo:font-style="normal" fo:font-weight="normal" officeooo:rsid="00174169" officeooo:paragraph-rsid="0099c44d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1b68a9" style:font-style-asian="italic" style:font-weight-asian="normal" style:font-style-complex="italic" style:font-weight-complex="normal"/>
    </style:style>
    <style:style style:name="P67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667e14" style:font-style-asian="italic" style:font-weight-asian="normal" style:font-style-complex="italic" style:font-weight-complex="normal"/>
    </style:style>
    <style:style style:name="P68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954708" style:font-style-asian="italic" style:font-weight-asian="normal" style:font-style-complex="italic" style:font-weight-complex="normal"/>
    </style:style>
    <style:style style:name="P69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96311e" style:font-style-asian="italic" style:font-weight-asian="normal" style:font-style-complex="italic" style:font-weight-complex="normal"/>
    </style:style>
    <style:style style:name="P70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rsid="00bcbbfe" officeooo:paragraph-rsid="00bcbbfe" style:font-style-asian="italic" style:font-weight-asian="normal" style:font-style-complex="italic" style:font-weight-complex="normal"/>
    </style:style>
    <style:style style:name="P71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rsid="00b91bf5" officeooo:paragraph-rsid="00baee12" style:font-style-asian="italic" style:font-weight-asian="normal" style:font-style-complex="italic" style:font-weight-complex="normal"/>
    </style:style>
    <style:style style:name="P72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6ad5a5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6d5a2b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7145c1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802d01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99c44d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9d923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a64370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bcbbfe" officeooo:paragraph-rsid="00bcbbfe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bold" officeooo:rsid="00174169" officeooo:paragraph-rsid="006ad5a5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bold" officeooo:rsid="00174169" officeooo:paragraph-rsid="0099c44d" style:font-style-asian="normal" style:font-weight-asian="bold" style:font-style-complex="normal" style:font-weight-complex="bold"/>
    </style:style>
    <style:style style:name="P82" style:family="paragraph" style:parent-style-name="Text_20_body">
      <style:paragraph-properties fo:margin-top="0.275cm" fo:margin-bottom="0cm" loext:contextual-spacing="false"/>
      <style:text-properties fo:language="gl" fo:country="ES" officeooo:paragraph-rsid="00158805"/>
    </style:style>
    <style:style style:name="P83" style:family="paragraph" style:parent-style-name="Text_20_body">
      <style:paragraph-properties fo:margin-top="0.275cm" fo:margin-bottom="0cm" loext:contextual-spacing="false"/>
      <style:text-properties fo:language="gl" fo:country="ES" officeooo:paragraph-rsid="001d5b83"/>
    </style:style>
    <style:style style:name="P84" style:family="paragraph" style:parent-style-name="Text_20_body">
      <style:paragraph-properties fo:margin-top="0.275cm" fo:margin-bottom="0cm" loext:contextual-spacing="false"/>
      <style:text-properties fo:language="gl" fo:country="ES" officeooo:paragraph-rsid="00baee12"/>
    </style:style>
    <style:style style:name="P85" style:family="paragraph" style:parent-style-name="Text_20_body">
      <style:paragraph-properties fo:margin-top="0.275cm" fo:margin-bottom="0cm" loext:contextual-spacing="false"/>
      <style:text-properties officeooo:paragraph-rsid="00baee12"/>
    </style:style>
    <style:style style:name="P86" style:family="paragraph" style:parent-style-name="Text_20_body">
      <style:paragraph-properties fo:margin-top="0.275cm" fo:margin-bottom="0cm" loext:contextual-spacing="false"/>
      <style:text-properties officeooo:paragraph-rsid="00b91bf5"/>
    </style:style>
    <style:style style:name="P87" style:family="paragraph" style:parent-style-name="Text_20_body">
      <style:paragraph-properties fo:margin-top="0.275cm" fo:margin-bottom="0cm" loext:contextual-spacing="false"/>
      <style:text-properties officeooo:paragraph-rsid="00bcbbfe"/>
    </style:style>
    <style:style style:name="P88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P89" style:family="paragraph" style:parent-style-name="Preformatted_20_Text">
      <style:paragraph-properties fo:margin-top="0cm" fo:margin-bottom="0.499cm" loext:contextual-spacing="false"/>
      <style:text-properties officeooo:paragraph-rsid="00c263ae"/>
    </style:style>
    <style:style style:name="P90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officeooo:paragraph-rsid="00c79450" style:font-size-asian="12pt" style:font-style-asian="italic" style:font-size-complex="12pt" style:font-style-complex="italic"/>
    </style:style>
    <style:style style:name="P91" style:family="paragraph" style:parent-style-name="Preformatted_20_Text">
      <style:paragraph-properties fo:margin-top="0cm" fo:margin-bottom="0.499cm" loext:contextual-spacing="false"/>
      <style:text-properties officeooo:paragraph-rsid="00c3f614"/>
    </style:style>
    <style:style style:name="P92" style:family="paragraph" style:parent-style-name="Preformatted_20_Text">
      <style:paragraph-properties fo:margin-top="0cm" fo:margin-bottom="0.499cm" loext:contextual-spacing="false"/>
      <style:text-properties officeooo:paragraph-rsid="00c79450"/>
    </style:style>
    <style:style style:name="P93" style:family="paragraph" style:parent-style-name="Preformatted_20_Text">
      <style:paragraph-properties fo:margin-top="0cm" fo:margin-bottom="0.275cm" loext:contextual-spacing="false"/>
      <style:text-properties style:font-name="Liberation Serif" fo:font-size="12pt" fo:font-style="italic" officeooo:paragraph-rsid="00c263ae" style:font-size-asian="12pt" style:font-style-asian="italic" style:font-size-complex="12pt" style:font-style-complex="italic"/>
    </style:style>
    <style:style style:name="P94" style:family="paragraph" style:parent-style-name="Preformatted_20_Text">
      <style:paragraph-properties fo:margin-top="0cm" fo:margin-bottom="0.166cm" loext:contextual-spacing="false"/>
      <style:text-properties fo:font-style="italic" officeooo:paragraph-rsid="00c263a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be3e" style:font-weight-asian="bold" style:font-weight-complex="bold"/>
    </style:style>
    <style:style style:name="T3" style:family="text">
      <style:text-properties fo:font-weight="bold" officeooo:rsid="001589f8" style:font-weight-asian="bold" style:font-weight-complex="bold"/>
    </style:style>
    <style:style style:name="T4" style:family="text">
      <style:text-properties fo:font-weight="bold" officeooo:rsid="006ac847" style:font-weight-asian="bold" style:font-weight-complex="bold"/>
    </style:style>
    <style:style style:name="T5" style:family="text">
      <style:text-properties fo:font-weight="bold" officeooo:rsid="00789aa3" style:font-weight-asian="bold" style:font-weight-complex="bold"/>
    </style:style>
    <style:style style:name="T6" style:family="text">
      <style:text-properties fo:font-weight="bold" officeooo:rsid="00954708" style:font-weight-asian="bold" style:font-weight-complex="bold"/>
    </style:style>
    <style:style style:name="T7" style:family="text">
      <style:text-properties fo:font-weight="bold" officeooo:rsid="0096311e" style:font-weight-asian="bold" style:font-weight-complex="bold"/>
    </style:style>
    <style:style style:name="T8" style:family="text">
      <style:text-properties fo:font-weight="bold" officeooo:rsid="00b84279" style:font-weight-asian="bold" style:font-weight-complex="bold"/>
    </style:style>
    <style:style style:name="T9" style:family="text">
      <style:text-properties fo:font-weight="bold" officeooo:rsid="00c76efd" style:font-weight-asian="bold" style:font-weight-complex="bold"/>
    </style:style>
    <style:style style:name="T10" style:family="text">
      <style:text-properties fo:font-weight="bold" officeooo:rsid="00c7945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877188" style:font-weight-asian="normal" style:font-weight-complex="normal"/>
    </style:style>
    <style:style style:name="T13" style:family="text">
      <style:text-properties fo:font-weight="normal" officeooo:rsid="00880ee9" style:font-weight-asian="normal" style:font-weight-complex="normal"/>
    </style:style>
    <style:style style:name="T14" style:family="text">
      <style:text-properties fo:font-weight="normal" officeooo:rsid="0096b69c" style:font-weight-asian="normal" style:font-weight-complex="normal"/>
    </style:style>
    <style:style style:name="T15" style:family="text">
      <style:text-properties fo:font-weight="normal" officeooo:rsid="00b44f00" style:font-weight-asian="normal" style:font-weight-complex="normal"/>
    </style:style>
    <style:style style:name="T16" style:family="text">
      <style:text-properties fo:font-weight="normal" officeooo:rsid="00b58faf" style:font-weight-asian="normal" style:font-weight-complex="normal"/>
    </style:style>
    <style:style style:name="T17" style:family="text">
      <style:text-properties fo:font-weight="normal" officeooo:rsid="008dc6d9" style:font-weight-asian="normal" style:font-weight-complex="normal"/>
    </style:style>
    <style:style style:name="T18" style:family="text">
      <style:text-properties fo:font-weight="normal" officeooo:rsid="00b5cdba" style:font-weight-asian="normal" style:font-weight-complex="normal"/>
    </style:style>
    <style:style style:name="T19" style:family="text">
      <style:text-properties fo:font-weight="normal" officeooo:rsid="00b67716" style:font-weight-asian="normal" style:font-weight-complex="normal"/>
    </style:style>
    <style:style style:name="T20" style:family="text">
      <style:text-properties fo:font-weight="normal" officeooo:rsid="00b7ec1b" style:font-weight-asian="normal" style:font-weight-complex="normal"/>
    </style:style>
    <style:style style:name="T21" style:family="text">
      <style:text-properties officeooo:rsid="001589f8"/>
    </style:style>
    <style:style style:name="T22" style:family="text">
      <style:text-properties officeooo:rsid="00174169"/>
    </style:style>
    <style:style style:name="T23" style:family="text">
      <style:text-properties fo:language="gl" fo:country="ES" fo:font-style="normal" fo:font-weight="normal" officeooo:rsid="000fbe3e" style:font-style-asian="normal" style:font-weight-asian="normal" style:font-style-complex="normal" style:font-weight-complex="normal"/>
    </style:style>
    <style:style style:name="T24" style:family="text">
      <style:text-properties fo:language="gl" fo:country="ES" fo:font-style="normal" fo:font-weight="normal" officeooo:rsid="00b91bf5" style:font-style-asian="normal" style:font-weight-asian="normal" style:font-style-complex="normal" style:font-weight-complex="normal"/>
    </style:style>
    <style:style style:name="T25" style:family="text">
      <style:text-properties fo:language="gl" fo:country="ES" fo:font-style="normal" fo:font-weight="normal" officeooo:rsid="00b95c95" style:font-style-asian="normal" style:font-weight-asian="normal" style:font-style-complex="normal" style:font-weight-complex="normal"/>
    </style:style>
    <style:style style:name="T26" style:family="text">
      <style:text-properties fo:language="gl" fo:country="ES" fo:font-style="normal" fo:font-weight="normal" officeooo:rsid="00baee12" style:font-style-asian="normal" style:font-weight-asian="normal" style:font-style-complex="normal" style:font-weight-complex="normal"/>
    </style:style>
    <style:style style:name="T27" style:family="text">
      <style:text-properties fo:language="gl" fo:country="ES" fo:font-style="normal" fo:font-weight="normal" officeooo:rsid="00bcbbfe" style:font-style-asian="normal" style:font-weight-asian="normal" style:font-style-complex="normal" style:font-weight-complex="normal"/>
    </style:style>
    <style:style style:name="T28" style:family="text">
      <style:text-properties fo:language="gl" fo:country="ES" fo:font-style="normal" fo:font-weight="normal" officeooo:rsid="00cb1cd8" style:font-style-asian="normal" style:font-weight-asian="normal" style:font-style-complex="normal" style:font-weight-complex="normal"/>
    </style:style>
    <style:style style:name="T29" style:family="text">
      <style:text-properties fo:language="gl" fo:country="ES" fo:font-style="normal" fo:font-weight="normal" officeooo:rsid="00cb4866" style:font-style-asian="normal" style:font-weight-asian="normal" style:font-style-complex="normal" style:font-weight-complex="normal"/>
    </style:style>
    <style:style style:name="T30" style:family="text">
      <style:text-properties fo:language="gl" fo:country="ES" fo:font-style="italic" fo:font-weight="normal" officeooo:rsid="001589f8" style:font-style-asian="italic" style:font-weight-asian="normal" style:font-style-complex="italic" style:font-weight-complex="normal"/>
    </style:style>
    <style:style style:name="T31" style:family="text">
      <style:text-properties fo:language="gl" fo:country="ES" fo:font-style="italic" fo:font-weight="normal" officeooo:rsid="0096b69c" style:font-style-asian="italic" style:font-weight-asian="normal" style:font-style-complex="italic" style:font-weight-complex="normal"/>
    </style:style>
    <style:style style:name="T32" style:family="text">
      <style:text-properties fo:language="gl" fo:country="ES" fo:font-style="italic" fo:font-weight="normal" officeooo:rsid="00cb1cd8" style:font-style-asian="italic" style:font-weight-asian="normal" style:font-style-complex="italic" style:font-weight-complex="normal"/>
    </style:style>
    <style:style style:name="T33" style:family="text">
      <style:text-properties fo:language="gl" fo:country="ES" fo:font-style="italic" fo:font-weight="bold" officeooo:rsid="001589f8" style:font-style-asian="italic" style:font-weight-asian="bold" style:font-style-complex="italic" style:font-weight-complex="bold"/>
    </style:style>
    <style:style style:name="T34" style:family="text">
      <style:text-properties fo:language="gl" fo:country="ES" fo:font-style="italic" fo:font-weight="bold" officeooo:rsid="0096311e" style:font-style-asian="italic" style:font-weight-asian="bold" style:font-style-complex="italic" style:font-weight-complex="bold"/>
    </style:style>
    <style:style style:name="T35" style:family="text">
      <style:text-properties fo:language="gl" fo:country="ES" fo:font-style="italic" fo:font-weight="bold" officeooo:rsid="0096b69c" style:font-style-asian="italic" style:font-weight-asian="bold" style:font-style-complex="italic" style:font-weight-complex="bold"/>
    </style:style>
    <style:style style:name="T36" style:family="text">
      <style:text-properties fo:language="gl" fo:country="ES" officeooo:rsid="000fbe3e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7416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89aa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802d01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87718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880ee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89fea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76b73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8aaa7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dc6d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8e2e9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8f7c1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0b69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c620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aad39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ac016d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a6437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e3f2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01a4c" style:font-style-asian="normal" style:font-weight-asian="normal" style:font-style-complex="normal" style:font-weight-complex="normal"/>
    </style:style>
    <style:style style:name="T56" style:family="text">
      <style:text-properties fo:font-style="normal" officeooo:rsid="00880ee9" style:font-style-asian="normal" style:font-style-complex="normal"/>
    </style:style>
    <style:style style:name="T57" style:family="text">
      <style:text-properties fo:font-style="normal" officeooo:rsid="008aaa7b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74169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789aa3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8e2e9c" style:font-style-asian="normal" style:font-weight-asian="bold" style:font-style-complex="normal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fo:font-weight="bold" officeooo:rsid="001589f8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96311e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96b69c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b91bf5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baee12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bee63e" style:font-style-asian="italic" style:font-weight-asian="bold" style:font-style-complex="italic" style:font-weight-complex="bold"/>
    </style:style>
    <style:style style:name="T69" style:family="text">
      <style:text-properties fo:font-style="italic" fo:font-weight="normal" officeooo:rsid="001589f8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667e14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6b69c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b44f00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b91bf5" style:font-style-asian="italic" style:font-weight-asian="normal" style:font-style-complex="italic" style:font-weight-complex="normal"/>
    </style:style>
    <style:style style:name="T74" style:family="text">
      <style:text-properties officeooo:rsid="00686642"/>
    </style:style>
    <style:style style:name="T75" style:family="text">
      <style:text-properties officeooo:rsid="006913b1"/>
    </style:style>
    <style:style style:name="T76" style:family="text">
      <style:text-properties officeooo:rsid="006ad5a5"/>
    </style:style>
    <style:style style:name="T77" style:family="text">
      <style:text-properties style:text-position="sub 58%"/>
    </style:style>
    <style:style style:name="T78" style:family="text">
      <style:text-properties officeooo:rsid="006d5a2b"/>
    </style:style>
    <style:style style:name="T79" style:family="text">
      <style:text-properties officeooo:rsid="007145c1"/>
    </style:style>
    <style:style style:name="T80" style:family="text">
      <style:text-properties officeooo:rsid="00753325"/>
    </style:style>
    <style:style style:name="T81" style:family="text">
      <style:text-properties officeooo:rsid="0075afa4"/>
    </style:style>
    <style:style style:name="T82" style:family="text">
      <style:text-properties officeooo:rsid="0075df3c"/>
    </style:style>
    <style:style style:name="T83" style:family="text">
      <style:text-properties officeooo:rsid="0076b734"/>
    </style:style>
    <style:style style:name="T84" style:family="text">
      <style:text-properties officeooo:rsid="00789aa3"/>
    </style:style>
    <style:style style:name="T85" style:family="text">
      <style:text-properties officeooo:rsid="007a1fcf"/>
    </style:style>
    <style:style style:name="T86" style:family="text">
      <style:text-properties officeooo:rsid="007bc315"/>
    </style:style>
    <style:style style:name="T87" style:family="text">
      <style:text-properties officeooo:rsid="007c7bed"/>
    </style:style>
    <style:style style:name="T88" style:family="text">
      <style:text-properties officeooo:rsid="007cf12b"/>
    </style:style>
    <style:style style:name="T89" style:family="text">
      <style:text-properties officeooo:rsid="007e1e98"/>
    </style:style>
    <style:style style:name="T90" style:family="text">
      <style:text-properties officeooo:rsid="00802d01"/>
    </style:style>
    <style:style style:name="T91" style:family="text">
      <style:text-properties officeooo:rsid="008e2e9c"/>
    </style:style>
    <style:style style:name="T92" style:family="text">
      <style:text-properties officeooo:rsid="009ad6ec"/>
    </style:style>
    <style:style style:name="T93" style:family="text">
      <style:text-properties officeooo:rsid="009b5943"/>
    </style:style>
    <style:style style:name="T94" style:family="text">
      <style:text-properties officeooo:rsid="009c620b"/>
    </style:style>
    <style:style style:name="T95" style:family="text">
      <style:text-properties officeooo:rsid="009fd3b6"/>
    </style:style>
    <style:style style:name="T96" style:family="text">
      <style:text-properties officeooo:rsid="00a19eec"/>
    </style:style>
    <style:style style:name="T97" style:family="text">
      <style:text-properties officeooo:rsid="00a36830"/>
    </style:style>
    <style:style style:name="T98" style:family="text">
      <style:text-properties officeooo:rsid="00a4c5b9"/>
    </style:style>
    <style:style style:name="T99" style:family="text">
      <style:text-properties officeooo:rsid="00a5e5fe"/>
    </style:style>
    <style:style style:name="T100" style:family="text">
      <style:text-properties officeooo:rsid="00a64370"/>
    </style:style>
    <style:style style:name="T101" style:family="text">
      <style:text-properties officeooo:rsid="00a7d6f3"/>
    </style:style>
    <style:style style:name="T102" style:family="text">
      <style:text-properties officeooo:rsid="00a7ef04"/>
    </style:style>
    <style:style style:name="T103" style:family="text">
      <style:text-properties officeooo:rsid="00ac016d"/>
    </style:style>
    <style:style style:name="T104" style:family="text">
      <style:text-properties officeooo:rsid="00b01a4c"/>
    </style:style>
    <style:style style:name="T105" style:family="text">
      <style:text-properties officeooo:rsid="00b91bf5"/>
    </style:style>
    <style:style style:name="T106" style:family="text">
      <style:text-properties officeooo:rsid="00bee63e"/>
    </style:style>
    <style:style style:name="T107" style:family="text">
      <style:text-properties officeooo:rsid="00c0c7b9"/>
    </style:style>
    <style:style style:name="T108" style:family="text">
      <style:text-properties style:font-name="Liberation Serif" fo:font-size="12pt" fo:language="gl" fo:country="ES" fo:font-style="normal" fo:font-weight="normal" officeooo:rsid="00c3f614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Liberation Serif" fo:font-size="12pt" fo:language="gl" fo:country="ES" fo:font-weight="normal" officeooo:rsid="00c76efd" style:font-size-asian="12pt" style:font-weight-asian="normal" style:font-size-complex="12pt" style:font-weight-complex="normal"/>
    </style:style>
    <style:style style:name="T110" style:family="text">
      <style:text-properties style:font-name="Liberation Serif" fo:font-size="12pt" fo:language="gl" fo:country="ES" fo:font-weight="normal" officeooo:rsid="00bcbbfe" style:font-size-asian="12pt" style:font-weight-asian="normal" style:font-size-complex="12pt" style:font-weight-complex="normal"/>
    </style:style>
    <style:style style:name="T111" style:family="text">
      <style:text-properties style:font-name="Liberation Serif" fo:font-size="12pt" fo:language="gl" fo:country="ES" fo:font-weight="normal" officeooo:rsid="00c263ae" style:font-size-asian="12pt" style:font-weight-asian="normal" style:font-size-complex="12pt" style:font-weight-complex="normal"/>
    </style:style>
    <style:style style:name="T112" style:family="text">
      <style:text-properties style:font-name="Liberation Serif" fo:font-size="12pt" fo:language="gl" fo:country="ES" fo:font-weight="bold" officeooo:rsid="00c76efd" style:font-size-asian="12pt" style:font-weight-asian="bold" style:font-size-complex="12pt" style:font-weight-complex="bold"/>
    </style:style>
    <style:style style:name="T113" style:family="text">
      <style:text-properties officeooo:rsid="00c44d8d"/>
    </style:style>
    <style:style style:name="T114" style:family="text">
      <style:text-properties officeooo:rsid="00c50cbd"/>
    </style:style>
    <style:style style:name="T115" style:family="text">
      <style:text-properties officeooo:rsid="00c794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: Ping en binario, decimal, octal e hexadecimal</text:p>
      <text:p text:style-name="P82"><text:bookmark text:name="yui_3_13_0_2_1587382596555_774"/><text:bookmark text:name="yui_3_13_0_2_1587382596555_773"/><text:span text:style-name="T63">Paso 5.</text:span><text:span text:style-name="T69"> Que </text:span><text:span text:style-name="T70">acontece</text:span><text:span text:style-name="T69">? Por que?</text:span><text:bookmark text:name="yui_3_13_0_2_1587382596555_772"/><text:span text:style-name="T69"> Razoa a resposta.</text:span></text:p>
      <text:p text:style-name="P59">O comando ping comproba sempre a conectividade coa IPv4 127.0.0.1, non sendo o primeiro comando (ping -c4 01111111.00000000.00000000.00000001<text:span text:style-name="T74">)</text:span>, xa que non é capaz de entender o código binario.</text:p>
      <text:p text:style-name="P67"><text:span text:style-name="T3">Paso 7.</text:span><text:span text:style-name="T21"> Que acontece? Por que?</text:span><text:bookmark text:name="yui_3_13_0_2_1587382596555_7724"/><text:span text:style-name="T21"> Razoa a resposta.</text:span></text:p>
      <text:p text:style-name="P58"><text:span text:style-name="T22">Acontece o mesmo que en sistemas GNU/Linux.</text:span></text:p>
      <text:p text:style-name="P68"><text:span text:style-name="T3">Paso </text:span><text:span text:style-name="T6">8</text:span><text:span text:style-name="T3">.</text:span><text:span text:style-name="T21"> Facer o mesmo procedemento anterior coa IPv4 10.0.2.15 (NAT de VirtualBox)</text:span></text:p>
      <text:p text:style-name="P81">a. Binario:</text:p>
      <text:p text:style-name="P53"><text:span text:style-name="T76">10</text:span> -&gt; (<text:span text:style-name="T92">0000</text:span>1010)<text:span text:style-name="T77">2</text:span></text:p>
      <text:p text:style-name="P53"><text:span text:style-name="T92"><text:s text:c="2"/>0</text:span> -&gt; (<text:span text:style-name="T92">00000000</text:span>)<text:span text:style-name="T77">2</text:span></text:p>
      <text:p text:style-name="P53"><text:span text:style-name="T92"><text:s text:c="2"/>2</text:span> -&gt; (<text:span text:style-name="T92">000000</text:span>10)<text:span text:style-name="T77">2</text:span></text:p>
      <text:p text:style-name="P53"><text:span text:style-name="T92">15</text:span> -&gt; (<text:span text:style-name="T92">00001111</text:span>)<text:span text:style-name="T77">2</text:span></text:p>
      <text:p text:style-name="P76">Polo tanto <text:span text:style-name="T78">10</text:span>.<text:span text:style-name="T93">0.2.15 </text:span>equivale a:</text:p>
      <text:p text:style-name="P54">(<text:span text:style-name="T94">00001010</text:span>.<text:span text:style-name="T94">00000000</text:span>.<text:span text:style-name="T94">00000010</text:span>.<text:span text:style-name="T94">00001111</text:span>)<text:span text:style-name="T77">2</text:span> -&gt; (<text:span text:style-name="T94">00001010000000000000001000001111</text:span>)<text:span text:style-name="T77">2</text:span></text:p>
      <text:p text:style-name="P53"/>
      <text:p text:style-name="P53"><text:span text:style-name="T1">b. Decimal:</text:span> </text:p>
      <text:p text:style-name="P53">Convertir o anterior número binario a decimal:</text:p>
      <text:p text:style-name="P55">(<text:span text:style-name="T94">00001010000000000000001000001111</text:span>)<text:span text:style-name="T77">2</text:span> -&gt; 167772687</text:p>
      <text:p text:style-name="P77">Polo tanto <text:span text:style-name="T78">10</text:span>.<text:span text:style-name="T93">0.2.15</text:span> equivale a 167772687</text:p>
      <text:p text:style-name="P53"/>
      <text:p text:style-name="P53"><text:span text:style-name="T1">c. Octal:</text:span></text:p>
      <text:p text:style-name="P53">Convertir o anterior número binario en octal:</text:p>
      <text:p text:style-name="P56">(<text:span text:style-name="T94">00001010000000000000001000001111</text:span>)<text:span text:style-name="T77">2</text:span> -&gt; (1200001017)<text:span text:style-name="T77">8</text:span> -&gt; 1200001017</text:p>
      <text:p text:style-name="P76">Pero tamén poderíamos facer as seguintes conversións: </text:p>
      <text:p text:style-name="P53"><text:span text:style-name="T96">10</text:span> -&gt; (<text:span text:style-name="T97">12</text:span>)<text:span text:style-name="T77">8</text:span> -&gt; 0<text:span text:style-name="T97">12</text:span></text:p>
      <text:p text:style-name="P53"><text:span text:style-name="T96"><text:s text:c="2"/>0</text:span> -&gt; <text:s text:c="2"/>(<text:span text:style-name="T97">0</text:span>)<text:span text:style-name="T77">8</text:span> -&gt; <text:s text:c="2"/>0<text:span text:style-name="T98">0</text:span></text:p>
      <text:p text:style-name="P53"><text:span text:style-name="T96"><text:s text:c="2"/>2</text:span> -&gt; <text:s text:c="2"/>(<text:span text:style-name="T98">2</text:span>)<text:span text:style-name="T77">8</text:span> -&gt; <text:s text:c="2"/><text:span text:style-name="T82">02</text:span></text:p>
      <text:p text:style-name="P53">1<text:span text:style-name="T96">5</text:span> -&gt; (<text:span text:style-name="T99">17</text:span>)<text:span text:style-name="T77">8</text:span> -&gt; 0<text:span text:style-name="T99">17</text:span></text:p>
      <text:p text:style-name="P78">Polo tanto <text:span text:style-name="T78">10</text:span>.<text:span text:style-name="T93">0.2.15 </text:span>equivale a 0<text:span text:style-name="T100">120002017</text:span> ou 0<text:span text:style-name="T100">12</text:span>.0<text:span text:style-name="T100">0</text:span>.0<text:span text:style-name="T100">2</text:span>.0<text:span text:style-name="T100">17</text:span></text:p>
      <text:p text:style-name="P76"/>
      <text:p text:style-name="P53"><text:span text:style-name="T1">d. Hexadecimal:</text:span></text:p>
      <text:p text:style-name="P53">Convertir o anterior número binario en hexadecimal</text:p>
      <text:p text:style-name="P57">(<text:span text:style-name="T94">00001010000000000000001000001111</text:span>)<text:span text:style-name="T77">2</text:span> -&gt; (A00020F)<text:span text:style-name="T77">16</text:span> -&gt; 0xA00020F -&gt; 0x<text:span text:style-name="T95">a00020f</text:span></text:p>
      <text:p text:style-name="P76">Pero tamén poderíamos facer as seguintes conversións: </text:p>
      <text:p text:style-name="P53"><text:span text:style-name="T101">10</text:span> -&gt; (<text:span text:style-name="T87">A</text:span>)<text:span text:style-name="T77">16</text:span> -&gt; 0x<text:span text:style-name="T87">A</text:span> -&gt; 0x<text:span text:style-name="T87">a</text:span></text:p>
      <text:p text:style-name="P53"><text:s text:c="2"/><text:span text:style-name="T101">0</text:span> -&gt; <text:s/>(<text:span text:style-name="T101">0</text:span>)<text:span text:style-name="T77">16</text:span> -&gt; 0x<text:span text:style-name="T101">0</text:span></text:p>
      <text:p text:style-name="P65"><text:soft-page-break/><text:s text:c="2"/><text:span text:style-name="T101">2</text:span> -&gt; (<text:span text:style-name="T101">2</text:span>)<text:span text:style-name="T77">16</text:span> -&gt; 0x<text:span text:style-name="T101">2</text:span> </text:p>
      <text:p text:style-name="P53"><text:span text:style-name="T101">15</text:span> -&gt; (<text:span text:style-name="T101">F)</text:span><text:span text:style-name="T77">16</text:span> -&gt; 0x<text:span text:style-name="T101">F -&gt; 0xf</text:span></text:p>
      <text:p text:style-name="P76">Polo tanto <text:span text:style-name="T102">10.0.2.15</text:span> equivale a 0x<text:span text:style-name="T90">A02F</text:span> ou 0x<text:span text:style-name="T90">A</text:span>.0x<text:span text:style-name="T102">0</text:span>.0x<text:span text:style-name="T102">2</text:span>.0x<text:span text:style-name="T102">F</text:span> ou 0x<text:span text:style-name="T90">a</text:span>.0x<text:span text:style-name="T102">0</text:span>.0x<text:span text:style-name="T102">2</text:span>.0x<text:span text:style-name="T102">f</text:span></text:p>
      <text:p text:style-name="P17"><text:span text:style-name="T2"/></text:p>
      <text:p text:style-name="P11"><text:span text:style-name="T2">P</text:span><text:span text:style-name="T1">robamos distintos comandos ping:</text:span></text:p>
      <text:p text:style-name="P12"><text:span text:style-name="T1">Binario -&gt; </text:span><text:span text:style-name="T11">ping -c4 </text:span><text:span text:style-name="T50">00001010000000000000001000001111</text:span><text:span text:style-name="T38"> -</text:span><text:span text:style-name="T37">&gt; Non resolve, xa que ping non entende o código binario </text:span><text:span text:style-name="T46">e interpreta ese número como decimal</text:span><text:span text:style-name="T37">.</text:span></text:p>
      <text:p text:style-name="P12"><text:span text:style-name="T59">D</text:span><text:span text:style-name="T58">ecimal</text:span><text:span text:style-name="T37"> -&gt; ping -c4 </text:span><text:span text:style-name="T38">167772687 -</text:span><text:span text:style-name="T37">&gt; Resolve </text:span><text:span text:style-name="T46">(Interpreta o número como decimal)</text:span></text:p>
      <text:p text:style-name="P12"><text:span text:style-name="T59">D</text:span><text:span text:style-name="T58">ecimal</text:span><text:span text:style-name="T37"> -&gt; ping -c4 </text:span><text:span text:style-name="T51">0</text:span><text:span text:style-name="T38">167772687 -</text:span><text:span text:style-name="T37">&gt; </text:span><text:span text:style-name="T41">Non r</text:span><text:span text:style-name="T37">esolve </text:span><text:span text:style-name="T46">(Interpreta o número como octal)</text:span></text:p>
      <text:p text:style-name="P13"><text:span text:style-name="T59">O</text:span><text:span text:style-name="T58">ctal</text:span><text:span text:style-name="T37"> -&gt; ping -c4 </text:span><text:span text:style-name="T38">1200001017</text:span><text:span text:style-name="T39"> -</text:span><text:span text:style-name="T37">&gt; </text:span><text:span text:style-name="T41">Non r</text:span><text:span text:style-name="T37">esolve </text:span><text:span text:style-name="T54">a IPv4 10.0.2.15 </text:span><text:span text:style-name="T46">(</text:span><text:span text:style-name="T47">Interpreta o número como </text:span><text:span text:style-name="T48">decimal</text:span><text:span text:style-name="T47">)</text:span></text:p>
      <text:p text:style-name="P13"><text:span text:style-name="T59">O</text:span><text:span text:style-name="T61">ctal</text:span><text:span text:style-name="T47"> -&gt; ping -c4 </text:span><text:span text:style-name="T52">0</text:span><text:span text:style-name="T38">1200001017</text:span><text:span text:style-name="T39"> -</text:span><text:span text:style-name="T47">&gt; </text:span><text:span text:style-name="T48">R</text:span><text:span text:style-name="T47">esolve </text:span><text:span text:style-name="T46">(</text:span><text:span text:style-name="T47">Interpreta o número como octal)</text:span></text:p>
      <text:p text:style-name="P13"><text:span text:style-name="T59">O</text:span><text:span text:style-name="T58">ctal</text:span><text:span text:style-name="T37"> -&gt; ping -c4 </text:span><text:span text:style-name="T38">0</text:span><text:span text:style-name="T53">12</text:span><text:span text:style-name="T38">.0</text:span><text:span text:style-name="T53">0</text:span><text:span text:style-name="T38">.0</text:span><text:span text:style-name="T53">2</text:span><text:span text:style-name="T38">.0</text:span><text:span text:style-name="T53">17</text:span><text:span text:style-name="T39"> -</text:span><text:span text:style-name="T37">&gt; </text:span><text:span text:style-name="T41">R</text:span><text:span text:style-name="T37">esolve </text:span><text:span text:style-name="T47">(Interpreta o</text:span><text:span text:style-name="T49">s</text:span><text:span text:style-name="T47"> número</text:span><text:span text:style-name="T49">s</text:span><text:span text:style-name="T47"> entre puntos como octal)</text:span></text:p>
      <text:p text:style-name="P14"><text:span text:style-name="T60">H</text:span><text:span text:style-name="T58">exadecimal</text:span><text:span text:style-name="T37"> -&gt; ping -c4 </text:span><text:span text:style-name="T38">A00020F</text:span><text:span text:style-name="T40"> -</text:span><text:span text:style-name="T37">&gt; </text:span><text:span text:style-name="T41">Non r</text:span><text:span text:style-name="T37">esolve </text:span><text:span text:style-name="T47">(Interpreta o número coma nome de equipo)</text:span></text:p>
      <text:p text:style-name="P37"><text:span text:style-name="T5">H</text:span><text:span text:style-name="T1">exadecimal</text:span> -&gt; ping -c4 <text:span text:style-name="T22">0xa.0x0.0x2.0xf -</text:span>&gt; Resolve <text:span text:style-name="T91">(Interpreta os números entre puntos como hexadecimal)</text:span></text:p>
      <text:p text:style-name="P69"><text:span text:style-name="T2"/></text:p>
      <text:p text:style-name="P69"><text:span text:style-name="T3">Paso </text:span><text:span text:style-name="T7">9</text:span><text:span text:style-name="T3">.</text:span><text:span text:style-name="T21"> Que acontece? Por que?</text:span><text:bookmark text:name="yui_3_13_0_2_1587382596555_77241"/><text:span text:style-name="T21"> Razoa a resposta.</text:span></text:p>
      <text:p text:style-name="P35"><text:span text:style-name="T12">Entón, concluímos que o comando ping pode intentar resolver calquera número, tal que:</text:span></text:p>
      <text:p text:style-name="P35"><text:span text:style-name="T12">1) Se o número non comeza por un cero interpreta ese número coma decimal. </text:span><text:span text:style-name="T13">Exemplos:</text:span></text:p>
      <text:p text:style-name="P30"><text:span text:style-name="T38">167772687 </text:span><text:span text:style-name="T43">que equivale a </text:span><text:span text:style-name="T55">10.0.2.15</text:span><text:span text:style-name="T45"> en base decimal</text:span></text:p>
      <text:p text:style-name="P29"><text:span text:style-name="T42">127.0.0.1 </text:span><text:span text:style-name="T43">que xa está en formato IPv4</text:span><text:span text:style-name="T45"> en base decimal</text:span></text:p>
      <text:p text:style-name="P32"><text:span text:style-name="T11">2) Se o número comeza por un cero interpreta ese número coma octal. </text:span><text:span text:style-name="T13">Exemplos:</text:span></text:p>
      <text:p text:style-name="P24"><text:span text:style-name="T103">0</text:span>1200001017 que equivale a <text:span text:style-name="T104">10.0.2.15</text:span> en base decimal</text:p>
      <text:p text:style-name="P23">0177.00.00.01 que equivale a 127.0.0.1 en base decimal</text:p>
      <text:p text:style-name="P32"><text:span text:style-name="T11">3) Se o número comeza por un 0x interpreta ese número como hexadecimal. </text:span><text:span text:style-name="T13">Exemplos:</text:span></text:p>
      <text:p text:style-name="P27"><text:span text:style-name="T38">0xa.0x0.0x2.0xf </text:span><text:span text:style-name="T45">que equivale a </text:span><text:span text:style-name="T55">10.0.2.15</text:span><text:span text:style-name="T44"> </text:span><text:span text:style-name="T45">en base decimal</text:span></text:p>
      <text:p text:style-name="P28"><text:span text:style-name="T56">0x7f.0x0.0x0.0x1 </text:span><text:span text:style-name="T57">que equivale a 127.0.0.1 en base decimal</text:span></text:p>
      <text:p text:style-name="P28"><text:span text:style-name="T57"/></text:p>
      <text:p text:style-name="P66"><text:span text:style-name="T3">Paso </text:span><text:span text:style-name="T4">10</text:span><text:span text:style-name="T3">.</text:span><text:span text:style-name="T21"> Facer o mesmo procedemento anterior coa IPv4 172.217.168.163 (posible dirección de www.google.es)</text:span></text:p>
      <text:p text:style-name="P80">a. Binario:</text:p>
      <text:p text:style-name="P42"><text:span text:style-name="T76">172</text:span> -&gt; (10101100)<text:span text:style-name="T77">2</text:span></text:p>
      <text:p text:style-name="P42"><text:span text:style-name="T76">217</text:span> -&gt; (11011001)<text:span text:style-name="T77">2</text:span></text:p>
      <text:p text:style-name="P42"><text:span text:style-name="T76">168</text:span> -&gt; (10101000)<text:span text:style-name="T77">2</text:span></text:p>
      <text:p text:style-name="P42">1<text:span text:style-name="T76">63</text:span> -&gt; (10100011)<text:span text:style-name="T77">2</text:span></text:p>
      <text:p text:style-name="P73">Polo tanto <text:span text:style-name="T78">172</text:span>.<text:span text:style-name="T79">217.168.163</text:span> equivale a:</text:p>
      <text:p text:style-name="P44"><text:soft-page-break/>(10101100.11011001.10101000.10100011)<text:span text:style-name="T77">2</text:span> -&gt; (10101100110110011010100010100011)<text:span text:style-name="T77">2</text:span></text:p>
      <text:p text:style-name="P43"/>
      <text:p text:style-name="P45"><text:span text:style-name="T1">b. Decimal:</text:span> </text:p>
      <text:p text:style-name="P46">Convertir o anterior número binario a decimal:</text:p>
      <text:p text:style-name="P46">(10101100110110011010100010100011)<text:span text:style-name="T77">2</text:span> -&gt; 2899945635</text:p>
      <text:p text:style-name="P74">Polo tanto <text:span text:style-name="T78">172</text:span>.<text:span text:style-name="T79">217.168.163</text:span> equivale a 2899945635</text:p>
      <text:p text:style-name="P42"/>
      <text:p text:style-name="P46"><text:span text:style-name="T1">c. Octal:</text:span></text:p>
      <text:p text:style-name="P46">Convertir o anterior número binario en octal:</text:p>
      <text:p text:style-name="P47">(10101100110110011010100010100011)<text:span text:style-name="T77">2</text:span> -&gt; (25466324243)<text:span text:style-name="T77">8</text:span> -&gt; 25466324243</text:p>
      <text:p text:style-name="P72">Pero tamén poderíamos facer as seguintes conversións: </text:p>
      <text:p text:style-name="P48"><text:span text:style-name="T80">172</text:span> -&gt; (<text:span text:style-name="T80">254</text:span>)<text:span text:style-name="T77">8</text:span> -&gt; 0<text:span text:style-name="T80">254</text:span></text:p>
      <text:p text:style-name="P49"><text:span text:style-name="T80">217</text:span> -&gt; (<text:span text:style-name="T80">331</text:span>)<text:span text:style-name="T77">8</text:span> -&gt; 0<text:span text:style-name="T81">331</text:span></text:p>
      <text:p text:style-name="P50"><text:span text:style-name="T81">168</text:span> -&gt; (<text:span text:style-name="T81">25</text:span>0)<text:span text:style-name="T77">8</text:span> -&gt; <text:span text:style-name="T82">0250</text:span></text:p>
      <text:p text:style-name="P50">1<text:span text:style-name="T82">63</text:span> -&gt; (<text:span text:style-name="T82">242</text:span>)<text:span text:style-name="T77">8</text:span> -&gt; 0<text:span text:style-name="T82">243</text:span></text:p>
      <text:p text:style-name="P72">Polo tanto 1<text:span text:style-name="T83">72</text:span>.<text:span text:style-name="T83">217.168.163 </text:span>equivale a 0<text:span text:style-name="T84">254033102500243</text:span> ou 0<text:span text:style-name="T84">254</text:span>.0<text:span text:style-name="T84">331</text:span>.0<text:span text:style-name="T84">250</text:span>.0<text:span text:style-name="T84">243</text:span></text:p>
      <text:p text:style-name="P72"/>
      <text:p text:style-name="P51"><text:span text:style-name="T1">d. Hexadecimal:</text:span></text:p>
      <text:p text:style-name="P51">Convertir o anterior número binario en hexadecimal</text:p>
      <text:p text:style-name="P51">(10101100110110011010100010100011)<text:span text:style-name="T77">2</text:span> -&gt; (ACD9A8A3)<text:span text:style-name="T77">16</text:span> -&gt; 0xACD9A8A3 -&gt; 0x<text:span text:style-name="T85">acd</text:span>9<text:span text:style-name="T85">a</text:span>8<text:span text:style-name="T85">a</text:span>3</text:p>
      <text:p text:style-name="P72">Pero tamén poderíamos facer as seguintes conversións: </text:p>
      <text:p text:style-name="P52"><text:span text:style-name="T86">172</text:span> -&gt; (<text:span text:style-name="T87">AC</text:span>)<text:span text:style-name="T77">16</text:span> -&gt; 0x<text:span text:style-name="T87">AC</text:span> -&gt; 0x<text:span text:style-name="T87">ac</text:span></text:p>
      <text:p text:style-name="P52"><text:span text:style-name="T86">217</text:span> -&gt; (<text:span text:style-name="T88">D9</text:span>)<text:span text:style-name="T77">16</text:span> -&gt; 0x<text:span text:style-name="T88">D9</text:span></text:p>
      <text:p text:style-name="P64"><text:span text:style-name="T86">168</text:span> -&gt; (<text:span text:style-name="T88">A8</text:span>)<text:span text:style-name="T77">16</text:span> -&gt; 0x<text:span text:style-name="T88">A8</text:span> </text:p>
      <text:p text:style-name="P52">1<text:span text:style-name="T86">63</text:span> -&gt; (<text:span text:style-name="T89">A3</text:span>)<text:span text:style-name="T77">16</text:span> -&gt; 0x<text:span text:style-name="T89">A3</text:span></text:p>
      <text:p text:style-name="P75">Polo tanto 1<text:span text:style-name="T83">72</text:span>.<text:span text:style-name="T83">217.168.163</text:span> equivale a 0x<text:span text:style-name="T90">ACD9A8A3</text:span> ou 0x<text:span text:style-name="T90">AC</text:span>.0x<text:span text:style-name="T90">D9</text:span>.0x<text:span text:style-name="T90">A8</text:span>.0x<text:span text:style-name="T90">A3</text:span> ou 0x<text:span text:style-name="T90">ac</text:span>.0x<text:span text:style-name="T90">d9</text:span>.0x<text:span text:style-name="T90">a8</text:span>.0x<text:span text:style-name="T90">a3</text:span></text:p>
      <text:p text:style-name="P3"><text:span text:style-name="T2"/></text:p>
      <text:p text:style-name="P8"><text:span text:style-name="T2">P</text:span><text:span text:style-name="T1">robamos distintos comandos ping:</text:span></text:p>
      <text:p text:style-name="P8"><text:span text:style-name="T1">Binario -&gt; </text:span><text:span text:style-name="T11">ping -c4 </text:span><text:span text:style-name="T38">10101100110110011010100010100011 -</text:span><text:span text:style-name="T37">&gt; Non resolve, xa que ping non entende o código binario </text:span><text:span text:style-name="T46">e interpreta ese número como decimal</text:span><text:span text:style-name="T37">.</text:span></text:p>
      <text:p text:style-name="P8"><text:span text:style-name="T59">D</text:span><text:span text:style-name="T58">ecimal</text:span><text:span text:style-name="T37"> -&gt; ping -c4 </text:span><text:span text:style-name="T38">2899945635 -</text:span><text:span text:style-name="T37">&gt; Resolve </text:span><text:span text:style-name="T46">(Interpreta o número como decimal)</text:span></text:p>
      <text:p text:style-name="P9"><text:span text:style-name="T59">D</text:span><text:span text:style-name="T58">ecimal</text:span><text:span text:style-name="T37"> -&gt; ping -c4 </text:span><text:span text:style-name="T41">0</text:span><text:span text:style-name="T38">2899945635 -</text:span><text:span text:style-name="T37">&gt; </text:span><text:span text:style-name="T41">Non r</text:span><text:span text:style-name="T37">esolve </text:span><text:span text:style-name="T46">(Interpreta o número como octal)</text:span></text:p>
      <text:p text:style-name="P10"><text:span text:style-name="T59">O</text:span><text:span text:style-name="T58">ctal</text:span><text:span text:style-name="T37"> -&gt; ping -c4 </text:span><text:span text:style-name="T38">25466324243</text:span><text:span text:style-name="T39"> -</text:span><text:span text:style-name="T37">&gt; </text:span><text:span text:style-name="T41">Non r</text:span><text:span text:style-name="T37">esolve </text:span><text:span text:style-name="T46">(</text:span><text:span text:style-name="T47">Interpreta o número como </text:span><text:span text:style-name="T48">decimal</text:span><text:span text:style-name="T47">)</text:span></text:p>
      <text:p text:style-name="P10"><text:span text:style-name="T59">O</text:span><text:span text:style-name="T61">ctal</text:span><text:span text:style-name="T47"> -&gt; ping -c4 </text:span><text:span text:style-name="T38">025466324243</text:span><text:span text:style-name="T39"> -</text:span><text:span text:style-name="T47">&gt; </text:span><text:span text:style-name="T48">R</text:span><text:span text:style-name="T47">esolve </text:span><text:span text:style-name="T46">(</text:span><text:span text:style-name="T47">Interpreta o número como octal)</text:span></text:p>
      <text:p text:style-name="P9"><text:span text:style-name="T59">O</text:span><text:span text:style-name="T58">ctal</text:span><text:span text:style-name="T37"> -&gt; ping -c4 </text:span><text:span text:style-name="T38">0</text:span><text:span text:style-name="T39">254.0331.0250.0243 -</text:span><text:span text:style-name="T37">&gt; </text:span><text:span text:style-name="T41">R</text:span><text:span text:style-name="T37">esolve </text:span><text:span text:style-name="T47">(Interpreta o</text:span><text:span text:style-name="T49">s</text:span><text:span text:style-name="T47"> número</text:span><text:span text:style-name="T49">s</text:span><text:span text:style-name="T47"> entre puntos como octal)</text:span></text:p>
      <text:p text:style-name="P9"><text:span text:style-name="T60">H</text:span><text:span text:style-name="T58">exadecimal</text:span><text:span text:style-name="T37"> -&gt; ping -c4 </text:span><text:span text:style-name="T38">ACD9A8A3</text:span><text:span text:style-name="T40"> -</text:span><text:span text:style-name="T37">&gt; </text:span><text:span text:style-name="T41">Non r</text:span><text:span text:style-name="T37">esolve </text:span><text:span text:style-name="T47">(Interpreta o número coma nome de equipo)</text:span></text:p>
      <text:p text:style-name="P36"><text:span text:style-name="T5">H</text:span><text:span text:style-name="T1">exadecimal</text:span> -&gt; ping -c4 <text:span text:style-name="T22">0xAC.0xD9.0xA8.0xA3 -</text:span>&gt; Resolve <text:span text:style-name="T91">(Interpreta os números entre puntos como hexadecimal)</text:span></text:p>
      <text:p text:style-name="P4"><text:span text:style-name="T2"/></text:p>
      <text:p text:style-name="P4"><text:span text:style-name="T2"/></text:p>
      <text:p text:style-name="P15"><text:soft-page-break/><text:span text:style-name="T63">Paso </text:span><text:span text:style-name="T64">11</text:span><text:span text:style-name="T63">.</text:span><text:span text:style-name="T69"> Que acontece? Por que?</text:span><text:bookmark text:name="yui_3_13_0_2_1587382596555_77242"/><text:span text:style-name="T69"> Razoa a resposta.</text:span></text:p>
      <text:p text:style-name="P34"><text:span text:style-name="T12">Entón, concluímos que o comando ping pode intentar resolver calquera número, tal que:</text:span></text:p>
      <text:p text:style-name="P33"><text:span text:style-name="T12">1) Se o número non comeza por un cero interpreta ese número coma decimal. </text:span><text:span text:style-name="T13">Exemplos:</text:span></text:p>
      <text:p text:style-name="P19"><text:span text:style-name="T38">2899945635 </text:span><text:span text:style-name="T43">que equivale a </text:span><text:span text:style-name="T38">1</text:span><text:span text:style-name="T44">72</text:span><text:span text:style-name="T38">.</text:span><text:span text:style-name="T44">217.168.163</text:span><text:span text:style-name="T45"> en base decimal</text:span></text:p>
      <text:p text:style-name="P20"><text:span text:style-name="T42">127.0.0.1 </text:span><text:span text:style-name="T43">que xa está en formato IPv4</text:span><text:span text:style-name="T45"> en base decimal</text:span></text:p>
      <text:p text:style-name="P31"><text:span text:style-name="T11">2) Se o número comeza por un cero interpreta ese número coma octal. </text:span><text:span text:style-name="T13">Exemplos:</text:span></text:p>
      <text:p text:style-name="P21">0254.0331.0250.0243 que equivale a 172.217.168.163 en base decimal</text:p>
      <text:p text:style-name="P22">0177.00.00.01 que equivale a 127.0.0.1 en base decimal</text:p>
      <text:p text:style-name="P31"><text:span text:style-name="T11">3) Se o número comeza por un 0x interpreta ese número como hexadecimal. </text:span><text:span text:style-name="T13">Exemplos:</text:span></text:p>
      <text:p text:style-name="P25"><text:span text:style-name="T38">0xAC.0xD9.0xA8.0xA3 </text:span><text:span text:style-name="T45">que equivale a </text:span><text:span text:style-name="T38">1</text:span><text:span text:style-name="T44">72</text:span><text:span text:style-name="T38">.</text:span><text:span text:style-name="T44">217.168.163 </text:span><text:span text:style-name="T45">en base decimal</text:span></text:p>
      <text:p text:style-name="P26"><text:span text:style-name="T42">0x7f.0x0.0x0.0x1 </text:span><text:span text:style-name="T45">que equivale a 127.0.0.1 en base decimal</text:span></text:p>
      <text:p text:style-name="P18"><text:span text:style-name="T36"/></text:p>
      <text:p text:style-name="P18"><text:span text:style-name="T36"><text:line-break/></text:span><text:span text:style-name="T33">Paso </text:span><text:span text:style-name="T34">1</text:span><text:span text:style-name="T35">2</text:span><text:span text:style-name="T33">.</text:span><text:span text:style-name="T30"> </text:span><text:span text:style-name="T31">Lanza o navegador Firefox e proba se coas IPs do paso 4 é posible navegar. Exemplo: http://0x7F.0x1</text:span></text:p>
      <text:p text:style-name="P18"><text:span text:style-name="T31"/></text:p>
      <text:p text:style-name="P5"><text:span text:style-name="T14">01111111.00000000.00000000.00000001 -</text:span><text:span text:style-name="T15">&gt; Non resolve</text:span></text:p>
      <text:p text:style-name="P5"><text:span text:style-name="T14">2130706433 -</text:span><text:span text:style-name="T15">&gt; Resolve</text:span></text:p>
      <text:p text:style-name="P5"><text:span text:style-name="T14">017700000001 -</text:span><text:span text:style-name="T15">&gt; Resolve</text:span></text:p>
      <text:p text:style-name="P5"><text:span text:style-name="T14">0177.00.00.01 -</text:span><text:span text:style-name="T15">&gt; Resolve</text:span></text:p>
      <text:p text:style-name="P5"><text:span text:style-name="T14">0x7F000001 -</text:span><text:span text:style-name="T15">&gt; Resolve</text:span></text:p>
      <text:p text:style-name="P5"><text:span text:style-name="T14">0x7f000001 -</text:span><text:span text:style-name="T15">&gt; Resolve</text:span><text:span text:style-name="T14"> </text:span></text:p>
      <text:p text:style-name="P5"><text:span text:style-name="T14">0X7f000001 -</text:span><text:span text:style-name="T15">&gt;Resolve</text:span></text:p>
      <text:p text:style-name="P5"><text:span text:style-name="T14">0x7f.0x0.0x0.0x1 -</text:span><text:span text:style-name="T15">&gt; Resolve</text:span></text:p>
      <text:p text:style-name="P5"><text:span text:style-name="T14">0x7F.0x1 -</text:span><text:span text:style-name="T15">&gt; Resolve</text:span></text:p>
      <text:p text:style-name="P16"><text:span text:style-name="T71"/></text:p>
      <text:p text:style-name="P16"><text:span text:style-name="T63">Paso </text:span><text:span text:style-name="T64">1</text:span><text:span text:style-name="T65">3</text:span><text:span text:style-name="T63">.</text:span><text:span text:style-name="T69"> Que acontece? Por que?</text:span><text:bookmark text:name="yui_3_13_0_2_1587382596555_772421"/><text:span text:style-name="T69"> Razoa a resposta.</text:span></text:p>
      <text:p text:style-name="P16"><text:span text:style-name="T69"/></text:p>
      <text:p text:style-name="P6"><text:span text:style-name="T14">01111111.00000000.00000000.00000001 -</text:span><text:span text:style-name="T15">&gt; Non resolve </text:span><text:span text:style-name="T17">(Interpreta o número como decimal)</text:span></text:p>
      <text:p text:style-name="P6"><text:span text:style-name="T14">2130706433 -</text:span><text:span text:style-name="T15">&gt; Resolve </text:span><text:span text:style-name="T17">(Interpreta o número como decimal: </text:span><text:span text:style-name="T20">127.0.0.1</text:span><text:span text:style-name="T17">)</text:span></text:p>
      <text:p text:style-name="P6"><text:span text:style-name="T14">017700000001 -</text:span><text:span text:style-name="T15">&gt; Resolve </text:span><text:span text:style-name="T17">(Interpreta o número como </text:span><text:span text:style-name="T16">octal </text:span><text:span text:style-name="T20">equivalente ao decimal 127.0.0.1</text:span><text:span text:style-name="T17">)</text:span></text:p>
      <text:p text:style-name="P7"><text:span text:style-name="T14">0177.00.00.01 -</text:span><text:span text:style-name="T15">&gt; Resolve </text:span><text:span text:style-name="T17">(Interpreta o número como </text:span><text:span text:style-name="T16">octal </text:span><text:span text:style-name="T20">equivalente ao decimal 127.0.0.1</text:span><text:span text:style-name="T17">)</text:span></text:p>
      <text:p text:style-name="P7"><text:span text:style-name="T14">0x7F000001 -</text:span><text:span text:style-name="T15">&gt; Resolve </text:span><text:span text:style-name="T17">(Interpreta o número como </text:span><text:span text:style-name="T16">hexadecimal </text:span><text:span text:style-name="T20">equivalente ao decimal 127.0.0.1</text:span><text:span text:style-name="T17">)</text:span></text:p>
      <text:p text:style-name="P7"><text:span text:style-name="T14">0x7f000001 -</text:span><text:span text:style-name="T15">&gt; Resolve</text:span><text:span text:style-name="T14"> </text:span><text:span text:style-name="T17">(Interpreta o número como </text:span><text:span text:style-name="T16">hexa</text:span><text:span text:style-name="T17">decimal </text:span><text:span text:style-name="T20">equivalente ao decimal 127.0.0.1 </text:span><text:span text:style-name="T17">)</text:span></text:p>
      <text:p text:style-name="P7"><text:span text:style-name="T14">0X7f000001 -</text:span><text:span text:style-name="T15">&gt;Resolve </text:span><text:span text:style-name="T17">(Interpreta o número como </text:span><text:span text:style-name="T18">hexa</text:span><text:span text:style-name="T17">decimal </text:span><text:span text:style-name="T20">equivalente ao decimal 127.0.0.1</text:span><text:span text:style-name="T17">)</text:span></text:p>
      <text:p text:style-name="P7"><text:span text:style-name="T14">0x7f.0x0.0x0.0x1 -</text:span><text:span text:style-name="T15">&gt; Resolve </text:span><text:span text:style-name="T17">(Interpreta o número como </text:span><text:span text:style-name="T19">hexa</text:span><text:span text:style-name="T17">decimal </text:span><text:span text:style-name="T20">equivalente ao decimal 127.0.0.1</text:span><text:span text:style-name="T17">)</text:span></text:p>
      <text:p text:style-name="P7"><text:span text:style-name="T14">0x7F.0x1 -</text:span><text:span text:style-name="T15">&gt; Resolve</text:span><text:span text:style-name="T72"> </text:span><text:span text:style-name="T17">(Interpreta o número como </text:span><text:span text:style-name="T20">hexa</text:span><text:span text:style-name="T17">decimal </text:span><text:span text:style-name="T20">equivalente ao decimal 127.0.0.1</text:span><text:span text:style-name="T17">)</text:span></text:p>
      <text:p text:style-name="P16"><text:span text:style-name="T69"/></text:p>
      <text:p text:style-name="P16"><text:span text:style-name="T2"/></text:p>
      <text:p text:style-name="P38"><text:span text:style-name="T2">Exercicio</text:span><text:span text:style-name="T8">12</text:span><text:span text:style-name="T2">: </text:span><text:span text:style-name="T8">URL Encode</text:span></text:p>
      <text:p text:style-name="P83"><text:span text:style-name="T63">Paso </text:span><text:span text:style-name="T66">2</text:span><text:span text:style-name="T63">.</text:span><text:span text:style-name="T69"> Que </text:span><text:span text:style-name="T73">acontece?</text:span></text:p>
      <text:p text:style-name="P86"><text:span text:style-name="T23">V</text:span><text:span text:style-name="T24">isítase a páxina </text:span><text:span text:style-name="T25">https://</text:span><text:span text:style-name="T24">www.debian.org</text:span></text:p>
      <text:p text:style-name="P84"><text:span text:style-name="T63">Paso </text:span><text:span text:style-name="T67">4</text:span><text:span text:style-name="T63">.</text:span><text:span text:style-name="T69"> Que </text:span><text:span text:style-name="T73">acontece?</text:span></text:p>
      <text:p text:style-name="P85"><text:span text:style-name="T23">V</text:span><text:span text:style-name="T24">isítase </text:span><text:span text:style-name="T26">de novo</text:span><text:span text:style-name="T24"> a páxina </text:span><text:span text:style-name="T25">https://</text:span><text:span text:style-name="T24">www.debian.org</text:span></text:p>
      <text:p text:style-name="P70"><text:span text:style-name="T1">Paso 5. </text:span><text:span text:style-name="T105">Executa o seguinte comando:</text:span></text:p>
      <text:p text:style-name="P71">$ echo %77%77%77%2e%64%65%62%69%61%6e%2e%6f%72%67 | xxd -r -p ; echo</text:p>
      <text:p text:style-name="P71">Que acontece?</text:p>
      <text:p text:style-name="P87"><text:span text:style-name="T27">Amósase a cadea de caracteres: www.debian.org,</text:span><text:span text:style-name="T28"> xa que o comando </text:span><text:span text:style-name="T32">xxd</text:span><text:span text:style-name="T28"> é capaz de convertir código hexadecimal en caracteres ASCII, sendo %NM unha forma de representar o código hexadecimal 0xNM nos navegadores (protocolos </text:span><text:span text:style-name="T29">HTTP</text:span><text:span text:style-name="T28">, </text:span><text:span text:style-name="T29">HTTPS...</text:span><text:span text:style-name="T28">)</text:span></text:p>
      <text:p text:style-name="P79"><text:span text:style-name="T68">Paso 8.</text:span><text:span text:style-name="T106"> </text:span><text:span text:style-name="T62">Identifica os caracteres ASCII correspondentes aos seguintes valores hexadecimais:</text:span> </text:p>
      <text:p text:style-name="Preformatted_20_Text"><text:span text:style-name="Strong_20_Emphasis">HEX <text:s text:c="5"/>ASCII</text:span> <text:s text:c="2"/></text:p>
      <text:p text:style-name="Preformatted_20_Text">0x77 -&gt; <text:s text:c="3"/><text:span text:style-name="T107">w</text:span></text:p>
      <text:p text:style-name="Preformatted_20_Text">0x77 -&gt; <text:s text:c="3"/><text:span text:style-name="T107">w</text:span></text:p>
      <text:p text:style-name="Preformatted_20_Text">0x77 -&gt; <text:s text:c="3"/><text:span text:style-name="T107">w</text:span></text:p>
      <text:p text:style-name="Preformatted_20_Text">0x2e -&gt; <text:s text:c="3"/>.</text:p>
      <text:p text:style-name="Preformatted_20_Text">0x64 -&gt; <text:s text:c="3"/><text:span text:style-name="T107">d</text:span></text:p>
      <text:p text:style-name="Preformatted_20_Text">0x65 -&gt; <text:s text:c="3"/><text:span text:style-name="T107">e</text:span></text:p>
      <text:p text:style-name="Preformatted_20_Text">0x62 -&gt; <text:s text:c="3"/><text:span text:style-name="T107">b</text:span></text:p>
      <text:p text:style-name="Preformatted_20_Text">0x69 -&gt; <text:s text:c="3"/><text:span text:style-name="T107">i</text:span></text:p>
      <text:p text:style-name="Preformatted_20_Text">0x61 -&gt; <text:s text:c="3"/><text:span text:style-name="T107">a</text:span></text:p>
      <text:p text:style-name="Preformatted_20_Text">0x6e -&gt; <text:s text:c="3"/><text:span text:style-name="T107">n</text:span></text:p>
      <text:p text:style-name="Preformatted_20_Text">0x2e -&gt; <text:s text:c="3"/>.</text:p>
      <text:p text:style-name="Preformatted_20_Text">0x6f -&gt; <text:s text:c="3"/><text:span text:style-name="T107">o</text:span></text:p>
      <text:p text:style-name="Preformatted_20_Text">0x72 -&gt; <text:s text:c="3"/><text:span text:style-name="T107">r</text:span></text:p>
      <text:p text:style-name="P89">0x67 -&gt; <text:s text:c="3"/><text:span text:style-name="T107">g</text:span></text:p>
      <text:p text:style-name="P94"><text:span text:style-name="T112">Paso 9.</text:span><text:span text:style-name="T109"> </text:span><text:span text:style-name="T110">Une os anteriores caracteres. </text:span><text:span text:style-name="T111">Que acontece?</text:span></text:p>
      <text:p text:style-name="P91"><text:span text:style-name="T108">www.debian.org , sería a URL que lanzamos anteriormente no navegador.</text:span></text:p>
      <text:p text:style-name="P93"><text:span text:style-name="T9">Paso 10. </text:span>Agora na táboa ASCII identifica os valores hexadecimais dos seguintes caracterers ASCII: www.kernel.org</text:p>
      <text:p text:style-name="Preformatted_20_Text"><text:span text:style-name="Strong_20_Emphasis">ASCII <text:s text:c="3"/>HEX</text:span></text:p>
      <text:p text:style-name="Preformatted_20_Text">w <text:s text:c="3"/>-&gt; <text:s/><text:span text:style-name="T113">77</text:span></text:p>
      <text:p text:style-name="Preformatted_20_Text">w <text:s text:c="3"/>-&gt; <text:s/><text:span text:style-name="T113">77</text:span></text:p>
      <text:p text:style-name="Preformatted_20_Text">w <text:s text:c="3"/>-&gt; <text:s/><text:span text:style-name="T113">77</text:span></text:p>
      <text:p text:style-name="Preformatted_20_Text">. <text:s text:c="3"/>-&gt; <text:s/><text:span text:style-name="T113">2e</text:span></text:p>
      <text:p text:style-name="Preformatted_20_Text">k <text:s text:c="3"/>-&gt; <text:s/><text:span text:style-name="T113">6b</text:span></text:p>
      <text:p text:style-name="Preformatted_20_Text">e <text:s text:c="3"/>-&gt; <text:s/><text:span text:style-name="T113">65</text:span> </text:p>
      <text:p text:style-name="Preformatted_20_Text">r <text:s text:c="3"/>-&gt; <text:s/><text:span text:style-name="T113">72</text:span></text:p>
      <text:p text:style-name="Preformatted_20_Text">n <text:s text:c="3"/>-&gt; <text:s/><text:span text:style-name="T113">6e</text:span></text:p>
      <text:p text:style-name="Preformatted_20_Text">e <text:s text:c="3"/>-&gt; <text:s/><text:span text:style-name="T113">65</text:span></text:p>
      <text:p text:style-name="Preformatted_20_Text">l <text:s text:c="3"/>-&gt; <text:s/><text:span text:style-name="T113">6c</text:span></text:p>
      <text:p text:style-name="Preformatted_20_Text">. <text:s text:c="3"/>-&gt; <text:s/><text:span text:style-name="T114">2e</text:span></text:p>
      <text:p text:style-name="Preformatted_20_Text"><text:soft-page-break/>o <text:s text:c="3"/>-&gt; <text:s/><text:span text:style-name="T114">6f</text:span></text:p>
      <text:p text:style-name="Preformatted_20_Text">r <text:s text:c="3"/>-&gt; <text:s/><text:span text:style-name="T114">72</text:span></text:p>
      <text:p text:style-name="P92">g <text:s text:c="3"/>-&gt; <text:s/><text:span text:style-name="T114">67</text:span></text:p>
      <text:p text:style-name="P90"><text:span text:style-name="T10">Paso 11.</text:span><text:span text:style-name="T115"> </text:span>A cada valor HEX atopado do punto anterior:</text:p>
      <text:list xml:id="list3438818125" text:style-name="L20">
        <text:list-item>
          <text:p text:style-name="P61">Precédelle un caracter %, é dicir, se atopas 65 escribe %65.</text:p>
          <text:p text:style-name="P62">%77 %77 %77 %2e %6b %65 %72 %6e %65 %6c %2e %6f %72 %67</text:p>
          <text:p text:style-name="P62"/>
        </text:list-item>
        <text:list-item>
          <text:p text:style-name="P61">A continuación une todos os valores sen espazo.</text:p>
          <text:p text:style-name="P60">%77%77%77%2e%6b%65%72%6e%65%6c%2e%6f%72%67</text:p>
          <text:p text:style-name="P60"/>
        </text:list-item>
        <text:list-item>
          <text:p text:style-name="P61">Agora visita a dirección http://valoratopado, onde valor atopado serán os valores hexadecimais cos % do paso anterior. Así, se por exemplo atopas, %65%66 debes visitar a dirección http://%65%66</text:p>
          <text:p text:style-name="P63">http://%77%77%77%2e%6b%65%72%6e%65%6c%2e%6f%72%67</text:p>
          <text:p text:style-name="P63"/>
        </text:list-item>
        <text:list-item>
          <text:p text:style-name="P61">Que acontece? Por que? Razoa a resposta.</text:p>
          <text:p text:style-name="P39">Visítase a páxina web www.kernel.org</text:p>
          <text:p text:style-name="P40"/>
        </text:list-item>
      </text:list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MP2" style:family="paragraph" style:parent-style-name="Standard">
      <style:text-properties officeooo:paragraph-rsid="000cf7be"/>
    </style:style>
    <style:style style:name="MP3" style:family="paragraph" style:parent-style-name="Text_20_body">
      <style:paragraph-properties fo:margin-top="0cm" fo:margin-bottom="0cm" loext:contextual-spacing="false"/>
    </style:style>
    <style:style style:name="MT1" style:family="text">
      <style:text-properties officeooo:rsid="006913b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margin-left="0cm" fo:margin-right="0cm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0.824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6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85cm" fo:margin-bottom="0.499cm"/>
      </style:header-style>
      <style:footer-style>
        <style:header-footer-properties svg:height="3.52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ME- SOLUCIÓN <text:span text:style-name="MT1">PRÁCTICA PING – </text:span>EXERCICIO <text:span text:style-name="MT1">12 - </text:span><text:s/>REPASO <text:s/>UD1</text:p>
      </style:header>
      <style:footer>
        <text:p text:style-name="MP2"/>
        <text:section text:style-name="MSect1" text:name="Sección1">
          <text:p text:style-name="MP3">Ricardo Feijoo Costa</text:p>
          <text:p text:style-name="MP3"><draw:a xlink:type="simple" xlink:href="http://creativecommons.org/licenses/by-sa/4.0/"><draw:frame draw:style-name="Mfr1" draw:name="Imagen2" text:anchor-type="as-char" svg:width="2.381cm" svg:height="0.873cm" draw:z-index="5"><draw:image xlink:href="Pictures/10000201000000580000001FBCAE87B0DFB971CF.png" xlink:type="simple" xlink:show="embed" xlink:actuate="onLoad" loext:mime-type="image/png"/><svg:title>Creative Commons License</svg:title></draw:frame></draw:a><text:line-break/>This work is licensed under a <text:a xlink:type="simple" xlink:href="http://creativecommons.org/licenses/by-sa/4.0/" text:style-name="Internet_20_link" text:visited-style-name="Visited_20_Internet_20_Link">Creative Commons Attribution-ShareAlike 4.0 International License</text:a> </text:p>
        </text:section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22:48:59.775613052</meta:creation-date>
    <dc:date>2020-04-20T21:16:20.940720841</dc:date>
    <meta:editing-duration>PT7H45M50S</meta:editing-duration>
    <meta:editing-cycles>177</meta:editing-cycles>
    <meta:generator>LibreOffice/6.1.5.2$Linux_X86_64 LibreOffice_project/10$Build-2</meta:generator>
    <meta:document-statistic meta:table-count="0" meta:image-count="1" meta:object-count="0" meta:page-count="6" meta:paragraph-count="180" meta:word-count="1324" meta:character-count="8765" meta:non-whitespace-character-count="7478"/>
  </office:meta>
</office:document-meta>
</file>